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mean_overall_weighted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etters</text:p>
          </table:table-cell>
          <table:table-cell office:value-type="string" calcext:value-type="string">
            <text:p>metr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0157661377136674" calcext:value-type="float">
            <text:p>0.015766137713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.0155424596021395" calcext:value-type="float">
            <text:p>0.01554245960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.0153141995892671" calcext:value-type="float">
            <text:p>0.015314199589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ce1" office:value-type="float" office:value="0.0151460804821303" calcext:value-type="float">
            <text:p>0.0151460804821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MIN([.C2:.C5])" office:value-type="float" office:value="0.0151460804821303" calcext:value-type="float">
            <text:p>0.01514608048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8T17:22:30.007992624</dc:date>
    <meta:editing-duration>PT19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